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Clear Sans', 'Helvetica Neue', Helvetica, Arial, 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751cm" fo:margin-right="0cm" fo:text-indent="0cm" style:auto-text-indent="false"/>
    </style:style>
    <style:style style:name="P2" style:family="paragraph" style:parent-style-name="Standard">
      <style:paragraph-properties fo:margin-left="0.751cm" fo:margin-right="0cm" fo:text-indent="0cm" style:auto-text-indent="false"/>
      <style:text-properties fo:language="de" fo:country="DE"/>
    </style:style>
    <style:style style:name="P3" style:family="paragraph" style:parent-style-name="Heading_20_1" style:master-page-name="Standard">
      <style:paragraph-properties style:page-number="auto"/>
    </style:style>
    <style:style style:name="P4" style:family="paragraph" style:parent-style-name="List_20_Paragraph" style:list-style-name="WWNum2"/>
    <style:style style:name="P5" style:family="paragraph" style:parent-style-name="List_20_Paragraph" style:list-style-name="WWNum1"/>
    <style:style style:name="P6" style:family="paragraph" style:parent-style-name="List_20_Paragraph" style:list-style-name="WWNum1">
      <style:text-properties style:font-name="Calibri1"/>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color="#000000"/>
    </style:style>
    <style:style style:name="T5" style:family="text">
      <style:text-properties fo:color="#000000" fo:language="de" fo:country="DE"/>
    </style:style>
    <style:style style:name="T6" style:family="text">
      <style:text-properties fo:color="#ff0000"/>
    </style:style>
    <style:style style:name="T7" style:family="text">
      <style:text-properties fo:language="en" fo:country="US"/>
    </style:style>
    <style:style style:name="T8" style:family="text">
      <style:text-properties fo:font-variant="normal" fo:text-transform="none" fo:color="#333333" style:font-name="Open Sans" fo:font-size="12pt" fo:letter-spacing="normal" fo:font-style="normal" fo:font-weight="normal"/>
    </style:style>
    <style:style style:name="T9" style:family="text">
      <style:text-properties fo:font-variant="normal" fo:text-transform="none" fo:color="#333333"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69372188447106700" text:style-name="Outline">
        <text:list-item>
          <text:h text:style-name="P3" text:outline-level="1"><text:span text:style-name="T1">SEMINAR course: <text:s/></text:span></text:h>
        </text:list-item>
      </text:list>
      <text:p text:style-name="Title">Philosophy and history of science with computational means, Prof. Dr. Gerd Graßhoff</text:p>
      <text:p text:style-name="P1"/>
      <text:p text:style-name="P1"><text:span text:style-name="T3">Sommersemester 2020, Humboldt Universität</text:span></text:p>
      <text:list xml:id="list31623763" text:continue-numbering="true" text:style-name="Outline">
        <text:list-item>
          <text:h text:style-name="Heading_20_1" text:outline-level="1"><text:span text:style-name="T2">Course Units</text:span></text:h>
        </text:list-item>
      </text:list>
      <text:p text:style-name="P2"/>
      <text:list xml:id="list5780756755520034572" text:style-name="WWNum2">
        <text:list-item>
          <text:p text:style-name="P4">Subject and organization (23. April 2020)</text:p>
          <text:list>
            <text:list-item>
              <text:p text:style-name="P4">Motivation</text:p>
              <text:list>
                <text:list-item>
                  <text:p text:style-name="P4">Philosophy</text:p>
                </text:list-item>
                <text:list-item>
                  <text:p text:style-name="P4">History</text:p>
                </text:list-item>
                <text:list-item>
                  <text:p text:style-name="P4">Science</text:p>
                </text:list-item>
                <text:list-item>
                  <text:p text:style-name="P4">Computational means</text:p>
                </text:list-item>
              </text:list>
            </text:list-item>
            <text:list-item>
              <text:p text:style-name="P4">Objectives</text:p>
              <text:list>
                <text:list-item>
                  <text:p text:style-name="P4">Scientific view:</text:p>
                  <text:list>
                    <text:list-item>
                      <text:p text:style-name="P4">Arena of science: Understand your teaching directory as the public arena of scientific discourse. All your contributions are shown to others. All peers of this arena (all who have access) can view, respond and reuse your contributions. The teaching directory is our WORLD OF SCIENCE for the time of this course/seminar. </text:p>
                    </text:list-item>
                    <text:list-item>
                      <text:p text:style-name="P4">Collaboration view: judge all your contributions from the perspective of the other scholarly user</text:p>
                    </text:list-item>
                    <text:list-item>
                      <text:p text:style-name="P4">Corroboration view: the truth of your contribution will be critically evaluated by others. For that purpose, its truth must be explicable. Explanation is your defence for your truth claim.</text:p>
                    </text:list-item>
                    <text:list-item>
                      <text:p text:style-name="P4">Actors view: all scholars, scientists, members will be academic actors in the teaching arena during the seminar. All authors are named. They have an ID to recognize their responsibilities and contributions. The ID should not be a real name but identifiable for the time of the course.</text:p>
                    </text:list-item>
                  </text:list>
                </text:list-item>
              </text:list>
            </text:list-item>
            <text:list-item>
              <text:p text:style-name="P4">Seminar procedures</text:p>
            </text:list-item>
          </text:list>
        </text:list-item>
      </text:list>
      <text:list xml:id="list8524348607713406295" text:style-name="WWNum1">
        <text:list-item>
          <text:list>
            <text:list-item>
              <text:list>
                <text:list-item>
                  <text:p text:style-name="P5"><text:span text:style-name="T4">Seminar projects</text:span></text:p>
                  <text:list>
                    <text:list-item>
                      <text:p text:style-name="P5"><text:span text:style-name="T5">Erstellen Sie zur nächsten Woche in einem Projektverzeichnis eine Textdatei (mit Markdown) mit Angaben zu</text:span></text:p>
                      <text:list>
                        <text:list-item>
                          <text:p text:style-name="P5"><text:span text:style-name="T5">Projekttitel</text:span></text:p>
                        </text:list-item>
                        <text:list-item>
                          <text:p text:style-name="P5"><text:span text:style-name="T4">Welche Daten?</text:span></text:p>
                        </text:list-item>
                        <text:list-item>
                          <text:p text:style-name="P5"><text:span text:style-name="T5">Welche Frage bezogen auf die Daten?</text:span></text:p>
                        </text:list-item>
                        <text:list-item>
                          <text:p text:style-name="P5"><text:soft-page-break/><text:span text:style-name="T5">Schaffen Sie einen Seminarnamen für Sie als (Co)-Autor des Projekts</text:span></text:p>
                        </text:list-item>
                      </text:list>
                    </text:list-item>
                  </text:list>
                </text:list-item>
              </text:list>
            </text:list-item>
          </text:list>
        </text:list-item>
      </text:list>
      <text:list xml:id="list31617057" text:continue-list="list5780756755520034572" text:style-name="WWNum2">
        <text:list-item>
          <text:list>
            <text:list-item>
              <text:list>
                <text:list-item>
                  <text:p text:style-name="P4">Computer and seminar requirements</text:p>
                  <text:list>
                    <text:list-item>
                      <text:p text:style-name="P4">Install GitHub desktop</text:p>
                      <text:list>
                        <text:list-item>
                          <text:p text:style-name="P4"><text:a xlink:type="simple" xlink:href="https://desktop.github.com/" text:style-name="Internet_20_link" text:visited-style-name="Visited_20_Internet_20_Link">https://desktop.github.com/</text:a></text:p>
                        </text:list-item>
                        <text:list-item>
                          <text:p text:style-name="P4">Tutorial: <text:a xlink:type="simple" xlink:href="https://idratherbewriting.com/learnapidoc/pubapis_github_desktop_client.html" text:style-name="Internet_20_link" text:visited-style-name="Visited_20_Internet_20_Link">https://idratherbewriting.com/learnapidoc/pubapis_github_desktop_client.html</text:a></text:p>
                        </text:list-item>
                      </text:list>
                    </text:list-item>
                  </text:list>
                </text:list-item>
              </text:list>
            </text:list-item>
          </text:list>
        </text:list-item>
      </text:list>
      <text:list xml:id="list31617201" text:continue-list="list8524348607713406295" text:style-name="WWNum1">
        <text:list-item>
          <text:list>
            <text:list-item>
              <text:list>
                <text:list-item>
                  <text:list>
                    <text:list-item>
                      <text:p text:style-name="P5">GitHub: </text:p>
                      <text:list>
                        <text:list-item>
                          <text:p text:style-name="P5">A teaching directory for this course is mirrored in a PUBLIC GitHub directory. <text:span text:style-name="T6">Please note and agree </text:span>that all files in this directory are openly visible.</text:p>
                        </text:list-item>
                        <text:list-item>
                          <text:p text:style-name="P5"><text:a xlink:type="simple" xlink:href="https://github.com/grasshoff/philhistcomp.git" text:style-name="Internet_20_link" text:visited-style-name="Visited_20_Internet_20_Link">https://github.com/grasshoff/philhistcomp.git</text:a></text:p>
                        </text:list-item>
                      </text:list>
                    </text:list-item>
                    <text:list-item>
                      <text:p text:style-name="P5">Anaconda installation python 3.7</text:p>
                      <text:list>
                        <text:list-item>
                          <text:p text:style-name="P5"><text:a xlink:type="simple" xlink:href="https://www.anaconda.com/distribution/" text:style-name="Internet_20_link" text:visited-style-name="Visited_20_Internet_20_Link">https://www.anaconda.com/distribution/</text:a></text:p>
                        </text:list-item>
                        <text:list-item>
                          <text:p text:style-name="P5">Change to your teaching directory and invoke</text:p>
                          <text:list>
                            <text:list-item>
                              <text:p text:style-name="P5">“jupyter lab” </text:p>
                            </text:list-item>
                          </text:list>
                        </text:list-item>
                      </text:list>
                    </text:list-item>
                  </text:list>
                </text:list-item>
              </text:list>
            </text:list-item>
          </text:list>
        </text:list-item>
        <text:list-item>
          <text:p text:style-name="P5">Research objects, paradigmatic hypothesis (30. April 2020)</text:p>
          <text:list>
            <text:list-item>
              <text:p text:style-name="P5">Introductory example: </text:p>
              <text:list>
                <text:list-item>
                  <text:p text:style-name="P5">Example Medium blog, Example Project #1: Nearest Library in NY</text:p>
                  <text:list>
                    <text:list-item>
                      <text:p text:style-name="P5"><text:a xlink:type="simple" xlink:href="https://towardsdatascience.com/new-to-data-visualization-start-with-new-york-city-107785f836ab" text:style-name="Internet_20_link" text:visited-style-name="Visited_20_Internet_20_Link">https://towardsdatascience.com/new-to-data-visualization-start-with-new-york-city-107785f836ab</text:a></text:p>
                    </text:list-item>
                    <text:list-item>
                      <text:p text:style-name="P5"><text:span text:style-name="T2">Video: </text:span><text:a xlink:type="simple" xlink:href="https://www.youtube.com/watch?v=Xyn8-2YEFOQ&amp;feature=youtu.be" text:style-name="Internet_20_link" text:visited-style-name="Visited_20_Internet_20_Link">https://www.youtube.com/watch?v=Xyn8-2YEFOQ&amp;feature=youtu.be</text:a></text:p>
                    </text:list-item>
                    <text:list-item>
                      <text:p text:style-name="P5"><text:span text:style-name="T7">Github: </text:span><text:a xlink:type="simple" xlink:href="https://github.com/thomashikaru/nycvisualization" text:style-name="Internet_20_link" text:visited-style-name="Visited_20_Internet_20_Link">https://github.com/tho</text:a><text:bookmark text:name="Bookmark"/><text:a xlink:type="simple" xlink:href="https://github.com/thomashikaru/nycvisualization" text:style-name="Internet_20_link" text:visited-style-name="Visited_20_Internet_20_Link">mashikaru/nycvisualization</text:a></text:p>
                    </text:list-item>
                    <text:list-item>
                      <text:p text:style-name="P5">Create a Jupyter notebook and run the code</text:p>
                    </text:list-item>
                  </text:list>
                </text:list-item>
              </text:list>
            </text:list-item>
            <text:list-item>
              <text:p text:style-name="P5">Propose a project</text:p>
              <text:list>
                <text:list-item>
                  <text:list>
                    <text:list-item>
                      <text:p text:style-name="P5">Create a project subdirectory including a readme.md</text:p>
                    </text:list-item>
                  </text:list>
                </text:list-item>
              </text:list>
            </text:list-item>
          </text:list>
        </text:list-item>
        <text:list-item>
          <text:p text:style-name="P5">Discussion of proposed research projects (8. May 2020)</text:p>
          <text:list>
            <text:list-item>
              <text:p text:style-name="P6"><text:span text:style-name="T9">Citybenches_nyc</text:span></text:p>
            </text:list-item>
            <text:list-item>
              <text:p text:style-name="P6"><text:span text:style-name="T9">Corona research</text:span> </text:p>
            </text:list-item>
            <text:list-item>
              <text:p text:style-name="P6"><text:span text:style-name="T9">Pathosformeln</text:span> </text:p>
            </text:list-item>
            <text:list-item>
              <text:p text:style-name="P6"><text:span text:style-name="T9">Piraha language</text:span> </text:p>
            </text:list-item>
            <text:list-item>
              <text:p text:style-name="P6"><text:span text:style-name="T9">Project disagreement</text:span> </text:p>
            </text:list-item>
            <text:list-item>
              <text:p text:style-name="P6"><text:span text:style-name="T9">Project regiobelief</text:span> </text:p>
            </text:list-item>
            <text:list-item>
              <text:p text:style-name="P6"><text:span text:style-name="T9">Terminological continuity</text:span> </text:p>
            </text:list-item>
            <text:list-item>
              <text:p text:style-name="P6"><text:span text:style-name="T9">Tracing empathy</text:span> </text:p>
            </text:list-item>
            <text:list-item>
              <text:p text:style-name="P6"><text:span text:style-name="T9">Trolley cases</text:span> </text:p>
            </text:list-item>
            <text:list-item>
              <text:p text:style-name="P6"><text:span text:style-name="T9">DYCD programs-master</text:span> </text:p>
            </text:list-item>
            <text:list-item>
              <text:p text:style-name="P6"><text:span text:style-name="T9">Wikiwoman</text:span> </text:p>
            </text:list-item>
            <text:list-item>
              <text:p text:style-name="P6"><text:span text:style-name="T9">Aztec classification of animals</text:span> </text:p>
            </text:list-item>
          </text:list>
        </text:list-item>
        <text:list-item>
          <text:p text:style-name="P5">From research objects to research data</text:p>
          <text:list>
            <text:list-item>
              <text:p text:style-name="P5">Presentation of projects: Research objects in pandas dataframes</text:p>
              <text:list>
                <text:list-item>
                  <text:p text:style-name="P5">Examples created by participants</text:p>
                </text:list-item>
              </text:list>
            </text:list-item>
            <text:list-item>
              <text:p text:style-name="P5">Characterization of the data acquisition process:</text:p>
              <text:list>
                <text:list-item>
                  <text:p text:style-name="P5">Measurement</text:p>
                </text:list-item>
                <text:list-item>
                  <text:p text:style-name="P5">Data evaluation</text:p>
                </text:list-item>
                <text:list-item>
                  <text:p text:style-name="P5"><text:soft-page-break/>Data </text:p>
                </text:list-item>
              </text:list>
            </text:list-item>
            <text:list-item>
              <text:p text:style-name="P5">Feature space of research objects</text:p>
              <text:list>
                <text:list-item>
                  <text:p text:style-name="P5">Requirements</text:p>
                </text:list-item>
                <text:list-item>
                  <text:p text:style-name="P5"/>
                </text:list-item>
              </text:list>
            </text:list-item>
            <text:list-item>
              <text:p text:style-name="P5">Representative sets of research objects</text:p>
            </text:list-item>
            <text:list-item>
              <text:p text:style-name="P5">Conditions of feature space</text:p>
            </text:list-item>
          </text:list>
        </text:list-item>
        <text:list-item>
          <text:p text:style-name="P5">Data publication</text:p>
        </text:list-item>
        <text:list-item>
          <text:p text:style-name="P5">Collaborative Science</text:p>
        </text:list-item>
        <text:list-item>
          <text:p text:style-name="P5">Static models</text:p>
          <text:list>
            <text:list-item>
              <text:p text:style-name="P5">Inference to new features</text:p>
            </text:list-item>
          </text:list>
        </text:list-item>
        <text:list-item>
          <text:p text:style-name="P5">Classification models</text:p>
        </text:list-item>
        <text:list-item>
          <text:p text:style-name="P5">Dynamic models</text:p>
          <text:list>
            <text:list-item>
              <text:p text:style-name="P5">Use of temporal regularities</text:p>
            </text:list-item>
          </text:list>
        </text:list-item>
        <text:list-item>
          <text:p text:style-name="P5">Causal models</text:p>
        </text:list-item>
        <text:list-item>
          <text:p text:style-name="P5">Explanatory models</text:p>
        </text:list-item>
        <text:list-item>
          <text:p text:style-name="P5">Empirical adequacy of models</text:p>
          <text:list>
            <text:list-item>
              <text:p text:style-name="P5">Model fitting</text:p>
            </text:list-item>
            <text:list-item>
              <text:p text:style-name="P5">Simulation models</text:p>
            </text:list-item>
          </text:list>
        </text:list-item>
        <text:list-item>
          <text:p text:style-name="P5">Comparing models</text:p>
        </text:list-item>
        <text:list-item>
          <text:p text:style-name="P5">Research publication incl. research data and notebook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Clear Sans', 'Helvetica Neue', Helvetica, Arial, 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de" fo:country="D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size="16pt" fo:language="en" fo:country="GB" style:font-size-asian="16pt" style:font-name-complex="F" style:font-size-complex="16pt"/>
    </style:style>
    <style:style style:name="Titel_20_Zchn" style:display-name="Titel Zchn" style:family="text" style:parent-style-name="Default_20_Paragraph_20_Font">
      <style:text-properties style:font-name="Calibri Light" fo:font-size="28pt" fo:letter-spacing="-0.018cm" fo:language="en" fo:country="GB" style:letter-kerning="true" style:font-size-asian="28pt" style:font-name-complex="F" style:font-size-complex="2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d grasshoff</meta:initial-creator>
    <meta:editing-cycles>5</meta:editing-cycles>
    <meta:creation-date>2020-04-23T09:26:00</meta:creation-date>
    <dc:date>2020-05-14T11:39:08.53</dc:date>
    <meta:editing-duration>PT2M1S</meta:editing-duration>
    <meta:generator>OpenOffice/4.1.7$Win32 OpenOffice.org_project/417m1$Build-9800</meta:generator>
    <meta:document-statistic meta:table-count="0" meta:image-count="0" meta:object-count="0" meta:page-count="3" meta:paragraph-count="81" meta:word-count="499" meta:character-count="36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